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mpleados con cuenta presupuestaria individual</text:p>
      <text:p text:style-name="Standard">codigo , identidad , nombres , <text:s/>apellidos , <text:s/>cargo NO, código depto , departamento, <text:s/>sueldo, fecha contrato NO, acuerdo NO, fecha Nacimiento, ctaxstate NO, tipo de planilla NO, código presupuestario NO <text:s/>, estado , sexo </text:p>
      <text:p text:style-name="Standard">que pueda sacarse <text:s/>por </text:p>
      <text:p text:style-name="Standard">cargo NO</text:p>
      <text:p text:style-name="Standard">departamento</text:p>
      <text:p text:style-name="Standard">por código presupuestario NO</text:p>
      <text:p text:style-name="Standard">por estado NO </text:p>
      <text:p text:style-name="Standard">por fehas de contrato y acuerdo NO</text:p>
      <text:p text:style-name="Standard"/>
      <text:p text:style-name="P1">Reporte de deducciones de empleados y reporte de ingresos</text:p>
      <text:p text:style-name="Standard">codigo, identidad, nombres, <text:s/>apellidos, <text:s/>cargo NO, código depto, departamento, referencia NO, banco NO, cheque NO, planilla NO, código ingreso NO, descripción NO, <text:s/>valor ingreso NO</text:p>
      <text:p text:style-name="Standard">codigo, identidad, nombres, <text:s/>apellidos, <text:s/>cargo NO, código depto, departamento, referencia NO, banco NO, cheque NO, planilla NO, código ingreso NO, descripción NO, <text:s/>valor deduccion N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H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HN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es" fo:country="MX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yda Caceres</meta:initial-creator>
    <meta:creation-date>2014-08-13T15:18:00</meta:creation-date>
    <dc:creator>Emil Avila</dc:creator>
    <dc:date>2014-08-14T16:56:46</dc:date>
    <meta:editing-cycles>2</meta:editing-cycles>
    <meta:editing-duration>PT14M</meta:editing-duration>
    <meta:generator>LibreOffice/3.5$Linux_X86_64 LibreOffice_project/350m1$Build-2</meta:generator>
    <meta:document-statistic meta:table-count="0" meta:image-count="0" meta:object-count="0" meta:page-count="1" meta:paragraph-count="11" meta:word-count="120" meta:character-count="803" meta:non-whitespace-character-count="680"/>
    <meta:user-defined meta:name="Información 1"/>
    <meta:user-defined meta:name="Información 2"/>
    <meta:user-defined meta:name="Información 3"/>
    <meta:user-defined meta:name="Información 4"/>
  </office:meta>
</office:document-meta>
</file>